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man(IOS)<text:s text:c="21"/>Specificaion Document<text:s text:c="22"/>man(SEO)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NAME</text:span></text:p>
      <text:p text:style-name="P1"><text:span text:style-name="T3"><text:s text:c="7"/>man - displays the whole manual of the commands</text:span></text:p>
      <text:p text:style-name="P1"><text:span text:style-name="T4"/></text:p>
      <text:p text:style-name="P1"><text:span text:style-name="T5">SYNOPSIS</text:span></text:p>
      <text:p text:style-name="P1"><text:span text:style-name="T5"><text:s text:c="7"/>man</text:span></text:p>
      <text:p text:style-name="P1"><text:span text:style-name="T6"/></text:p>
      <text:p text:style-name="P1"><text:span text:style-name="T7">DESCRIPTION</text:span></text:p>
      <text:p text:style-name="P1"><text:span text:style-name="T7"><text:s text:c="7"/>This command displays information about all the commands of the game.</text:span></text:p>
      <text:p text:style-name="P1"><text:span text:style-name="T8"/></text:p>
      <text:p text:style-name="P1"><text:span text:style-name="T9">REPORTING BUGS</text:span></text:p>
      <text:p text:style-name="P1"><text:span text:style-name="T9"><text:s text:c="7"/>There are no reported bugs.</text:span></text:p>
      <text:p text:style-name="P1"><text:span text:style-name="T10"/></text:p>
      <text:p text:style-name="P1"><text:span text:style-name="T11">AUTHOR</text:span></text:p>
      <text:p text:style-name="P1"><text:span text:style-name="T11"><text:tab/><text:s text:c="2"/>Written by Jon Rubio</text:span></text:p>
      <text:p text:style-name="P2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